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>
      <style:text-properties fo:language="en" fo:country="US"/>
    </style:style>
    <style:style style:name="P4" style:parent-style-name="Paragraphedeliste" style:list-style-name="LFO1" style:family="paragraph">
      <style:text-properties fo:language="en" fo:country="US"/>
    </style:style>
    <style:style style:name="P5" style:parent-style-name="Paragraphedeliste" style:list-style-name="LFO1" style:family="paragraph">
      <style:text-properties fo:language="en" fo:country="US"/>
    </style:style>
    <style:style style:name="P6" style:parent-style-name="Paragraphedeliste" style:list-style-name="LFO1" style:family="paragraph">
      <style:text-properties fo:language="en" fo:country="US"/>
    </style:style>
    <style:style style:name="P7" style:parent-style-name="Paragraphedeliste" style:list-style-name="LFO1" style:family="paragraph">
      <style:text-properties fo:language="en" fo:country="US"/>
    </style:style>
    <style:style style:name="P8" style:parent-style-name="Paragraphedeliste" style:list-style-name="LFO1" style:family="paragraph">
      <style:text-properties fo:language="en" fo:country="US"/>
    </style:style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Paragraphedeliste" style:list-style-name="LFO3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3" style:family="paragraph"/>
    <style:style style:name="P38" style:parent-style-name="Paragraphedeliste" style:list-style-name="LFO3" style:family="paragraph"/>
    <style:style style:name="P39" style:parent-style-name="Paragraphedeliste" style:list-style-name="LFO3" style:family="paragraph"/>
    <style:style style:name="P40" style:parent-style-name="Paragraphedeliste" style:list-style-name="LFO3" style:family="paragraph"/>
    <style:style style:name="P41" style:parent-style-name="Paragraphedeliste" style:list-style-name="LFO3" style:family="paragraph"/>
    <style:style style:name="P42" style:parent-style-name="Paragraphedeliste" style:list-style-name="LFO3" style:family="paragraph"/>
    <style:style style:name="T43" style:parent-style-name="Policepardéfaut" style:family="text">
      <style:text-properties style:font-name="Wingdings" style:font-name-asian="Wingdings" style:font-name-complex="Wingdings"/>
    </style:style>
    <style:style style:name="P44" style:parent-style-name="Paragraphedeliste" style:list-style-name="LFO3" style:family="paragraph"/>
    <style:style style:name="T45" style:parent-style-name="Policepardéfaut" style:family="text">
      <style:text-properties style:font-name="Wingdings" style:font-name-asian="Wingdings" style:font-name-complex="Wingdings"/>
    </style:style>
    <style:style style:name="T46" style:parent-style-name="Policepardéfaut" style:family="text">
      <style:text-properties style:text-position="super 63.6%"/>
    </style:style>
  </office:automatic-styles>
  <office:body>
    <office:text text:use-soft-page-breaks="true">
      <text:list text:style-name="LFO1" text:continue-numbering="true">
        <text:list-item>
          <text:p text:style-name="P1">Objectifs du projet</text:p>
        </text:list-item>
        <text:list-item>
          <text:p text:style-name="P2">Acteurs et leurs rôles</text:p>
        </text:list-item>
        <text:list-item>
          <text:p text:style-name="P3">Budget:<text:s/><text:tab/>« one shot »</text:p>
          <text:list text:continue-numbering="true">
            <text:list-item>
              <text:p text:style-name="P4">Global 10k</text:p>
            </text:list-item>
            <text:list-item>
              <text:p text:style-name="P5">Visionneuse -&gt; […]</text:p>
            </text:list-item>
            <text:list-item>
              <text:p text:style-name="P6">Back_office -&gt; […]<text:s/></text:p>
            </text:list-item>
            <text:list-item>
              <text:p text:style-name="P7">Web service -&gt; […]</text:p>
            </text:list-item>
          </text:list>
        </text:list-item>
        <text:list-item>
          <text:p text:style-name="P8">Budget recurrent:</text:p>
          <text:list text:continue-numbering="true">
            <text:list-item>
              <text:p text:style-name="P9"><text:s/>Une certaine somme par mois / ans mais pas tout d’un coup</text:p>
            </text:list-item>
          </text:list>
        </text:list-item>
        <text:list-item>
          <text:p text:style-name="P10">Les risques (tableau de criticité)</text:p>
        </text:list-item>
        <text:list-item>
          <text:p text:style-name="P11">Formalisme des documents </text:p>
        </text:list-item>
        <text:list-item>
          <text:p text:style-name="P12">Communication avec client (comment on communique avec le client : Facebook, Slack, Messagerie, etc.) -&gt; client réfèrent etc., équipe<text:s/></text:p>
        </text:list-item>
        <text:list-item>
          <text:p text:style-name="P13">Planification :</text:p>
          <text:list text:continue-numbering="true">
            <text:list-item>
              <text:p text:style-name="P14">WBF</text:p>
            </text:list-item>
            <text:list-item>
              <text:p text:style-name="P15">Pert</text:p>
            </text:list-item>
            <text:list-item>
              <text:p text:style-name="P16">Gantt</text:p>
            </text:list-item>
          </text:list>
        </text:list-item>
        <text:list-item>
          <text:p text:style-name="P17">Réalisation du projet</text:p>
        </text:list-item>
        <text:list-item>
          <text:p text:style-name="P18">Doc technique</text:p>
        </text:list-item>
        <text:list-item>
          <text:p text:style-name="P19">Doc utilisateur</text:p>
        </text:list-item>
        <text:list-item>
          <text:p text:style-name="P20">Test<text:s/><text:tab/><text:tab/><text:tab/>-&gt; Fait par le prestataire<text:s/>-&gt; En interne (inviter le client ?)<text:s/></text:p>
        </text:list-item>
        <text:list-item>
          <text:p text:style-name="P21">Recette<text:tab/><text:tab/><text:tab/>-&gt; Fait<text:s/>pour<text:s/>le client -&gt; Réponse aux besoins ?</text:p>
        </text:list-item>
        <text:list-item>
          <text:p text:style-name="P22">Livraison</text:p>
        </text:list-item>
        <text:list-item>
          <text:p text:style-name="P23">Facture</text:p>
        </text:list-item>
      </text:list>
      <text:p text:style-name="Normal"/>
      <text:p text:style-name="Normal">Comment les tests sont mis en place ?</text:p>
      <text:list text:style-name="LFO1" text:continue-numbering="true">
        <text:list-item>
          <text:p text:style-name="P24">Tests unitaires (« un seul algo »)</text:p>
        </text:list-item>
        <text:list-item>
          <text:p text:style-name="P25">Test fonctionnel (fonctionnalité -&gt; plusieurs algos)</text:p>
        </text:list-item>
      </text:list>
      <text:p text:style-name="P26">1 test par fonction</text:p>
      <text:list text:style-name="LFO3" text:continue-numbering="true">
        <text:list-item>
          <text:p text:style-name="P27">Cas de tests :<text:s/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8">Date</text:p>
                </text:list-item>
                <text:list-item>
                  <text:p text:style-name="P29">Responsable</text:p>
                </text:list-item>
                <text:list-item>
                  <text:p text:style-name="P30">Version</text:p>
                </text:list-item>
                <text:list-item>
                  <text:p text:style-name="P31">Prérequis pour réaliser le test</text:p>
                </text:list-item>
                <text:list-item>
                  <text:p text:style-name="P32">Résultats attendus</text:p>
                </text:list-item>
                <text:list-item>
                  <text:p text:style-name="P33">Résultats obtenus</text:p>
                </text:list-item>
                <text:list-item>
                  <text:p text:style-name="P34">Etat<text:s/>(en cours, validé, échoué)<text:s/></text:p>
                </text:list-item>
                <text:list-item>
                  <text:p text:style-name="P35">=&gt; utiliser une appli qui le fait automatiquement<text:s/></text:p>
                </text:list-item>
                <text:list-item>
                  <text:p text:style-name="P36">=&gt; Le faire que pour les grosses fonctionnalités sinon on va pas avoir le temps<text:s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37">Les tests « recette » <text:s/>peut être mis en forme dans un tableau « fonction |Date | Responsable<text:s/>| Marche | Remarque »</text:p>
        </text:list-item>
        <text:list-item>
          <text:p text:style-name="P38">Qualité, roue de Deming : <text:s/>-&gt; Panifier -&gt; faire -&gt; vérifier -&gt; corriger -&gt; planifier …</text:p>
        </text:list-item>
      </text:list>
      <text:p text:style-name="Paragraphedeliste"/>
      <text:p text:style-name="Paragraphedeliste"/>
      <text:soft-page-break/>
      <text:p text:style-name="Paragraphedeliste">La courbe en « S »<text:s/></text:p>
      <text:list text:style-name="LFO3" text:continue-numbering="true">
        <text:list-item>
          <text:p text:style-name="P39">Planning Gantt -&gt; Dead Line</text:p>
        </text:list-item>
        <text:list-item>
          <text:p text:style-name="P40">Budget</text:p>
        </text:list-item>
        <text:list-item>
          <text:p text:style-name="P41">ETP (temps de travail)<text:s/></text:p>
          <text:list text:continue-numbering="true">
            <text:list-item>
              <text:p text:style-name="P42">++ Budget<text:s/><text:span text:style-name="T43"></text:span><text:s/>++ capacité de travail</text:p>
            </text:list-item>
            <text:list-item>
              <text:p text:style-name="P44">– Périmètre du projet<text:s/><text:span text:style-name="T45"></text:span><text:s/>2<text:span text:style-name="T46">ème</text:span><text:s/>livraison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Ker</meta:initial-creator>
    <dc:creator>MathKer</dc:creator>
    <meta:creation-date>2017-11-02T13:05:00Z</meta:creation-date>
    <dc:date>2017-11-02T14:07:00Z</dc:date>
    <meta:template xlink:href="Normal" xlink:type="simple"/>
    <meta:editing-cycles>7</meta:editing-cycles>
    <meta:editing-duration>PT3720S</meta:editing-duration>
    <meta:document-statistic meta:page-count="2" meta:paragraph-count="2" meta:word-count="218" meta:character-count="1416" meta:row-count="10" meta:non-whitespace-character-count="1200"/>
  </office:meta>
</office:document-meta>
</file>